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81800000B8C9A166A711E54F9D3.jpg" manifest:media-type="image/jpeg"/>
  <manifest:file-entry manifest:full-path="Pictures/100000000000080000000B54857B4BDBEAC4CB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3.965cm, 0cm, 0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text-properties style:text-underline-style="solid" style:text-underline-width="auto" style:text-underline-color="font-colo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5" style:family="paragraph">
      <loext:graphic-properties draw:fill="none"/>
    </style:style>
    <style:style style:name="T1" style:family="text">
      <style:text-properties fo:color="#000000" style:font-name="Times" fo:font-size="14.8999996185303pt" style:font-size-asian="14.8999996185303pt" style:font-name-complex="Times" style:font-size-complex="14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0.353cm" svg:height="27.521cm" svg:x="0.318cm" svg:y="1.3cm">
          <draw:image xlink:href="Pictures/100000000000080000000B54857B4BDBEAC4CB1B.jp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2" draw:text-style-name="P4" draw:layer="layout" svg:width="5.247cm" svg:height="0.581cm" svg:x="14.64cm" svg:y="28.885cm">
          <draw:text-box>
            <text:p text:style-name="P3"><text:span text:style-name="T1">Scanned by CamScanner</text:span></text:p>
          </draw:text-box>
        </draw:frame>
      </draw:page>
      <draw:page draw:name="page2" draw:style-name="dp1" draw:master-page-name="master-page3">
        <draw:frame draw:style-name="gr3" draw:text-style-name="P5" draw:layer="layout" svg:width="20.202cm" svg:height="28.821cm" svg:x="0.394cm" svg:y="0cm">
          <draw:image xlink:href="Pictures/100000000000081800000B8C9A166A711E54F9D3.jpg" xlink:type="simple" xlink:show="embed" xlink:actuate="onLoad">
            <text:p/>
          </draw:image>
        </draw:frame>
        <draw:frame draw:style-name="gr2" draw:text-style-name="P4" draw:layer="layout" svg:width="5.247cm" svg:height="0.581cm" svg:x="14.64cm" svg:y="28.885cm">
          <draw:text-box>
            <text:p text:style-name="P3"><text:span text:style-name="T1">Scanned by CamScann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3cm" fo:margin-right="0.3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11T10:38:38.054728947</dc:date>
    <meta:editing-duration>PT2M17S</meta:editing-duration>
    <meta:editing-cycles>1</meta:editing-cycles>
    <meta:document-statistic meta:object-count="4"/>
    <meta:generator>LibreOffice/6.0.7.3$Linux_X86_64 LibreOffice_project/00m0$Build-3</meta:generator>
  </office:meta>
</office:document-meta>
</file>